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813cm" fo:min-width="10.71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0.941cm" fo:min-width="11.39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8.083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3.434cm"/>
      <style:paragraph-properties style:writing-mode="lr-tb"/>
    </style:style>
    <style:style style:name="gr5" style:family="graphic" style:parent-style-name="standard">
      <style:graphic-properties draw:stroke="solid" svg:stroke-width="0.051cm" svg:stroke-color="#000000" draw:marker-start-width="0.279cm" draw:marker-end-width="0.279cm" draw:fill="none" draw:fill-color="#ffffff" draw:textarea-horizontal-align="left" draw:auto-grow-height="true" draw:auto-grow-width="false" fo:min-height="3.936cm" fo:min-width="0cm" fo:padding-top="0.15cm" fo:padding-bottom="0.15cm" fo:padding-left="0.275cm" fo:padding-right="0.27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11.947cm"/>
      <style:paragraph-properties style:writing-mode="lr-tb"/>
    </style:style>
    <style:style style:name="co1" style:family="table-column">
      <style:table-column-properties style:column-width="2.293cm" style:use-optimal-column-width="false"/>
    </style:style>
    <style:style style:name="co2" style:family="table-column">
      <style:table-column-properties style:column-width="15.092cm" style:use-optimal-column-width="false"/>
    </style:style>
    <style:style style:name="co3" style:family="table-column">
      <style:table-column-properties style:column-width="3.774cm" style:use-optimal-column-width="false"/>
    </style:style>
    <style:style style:name="co4" style:family="table-column">
      <style:table-column-properties style:column-width="22.404cm" style:use-optimal-column-width="false"/>
    </style:style>
    <style:style style:name="co5" style:family="table-column">
      <style:table-column-properties style:column-width="5.351cm" style:use-optimal-column-width="false"/>
    </style:style>
    <style:style style:name="co6" style:family="table-column">
      <style:table-column-properties style:column-width="5.677cm" style:use-optimal-column-width="false"/>
    </style:style>
    <style:style style:name="co7" style:family="table-column">
      <style:table-column-properties style:column-width="9.367cm" style:use-optimal-column-width="false"/>
    </style:style>
    <style:style style:name="co8" style:family="table-column">
      <style:table-column-properties style:column-width="12.329cm" style:use-optimal-column-width="false"/>
    </style:style>
    <style:style style:name="co9" style:family="table-column">
      <style:table-column-properties style:column-width="13.276cm" style:use-optimal-column-width="false"/>
    </style:style>
    <style:style style:name="co10" style:family="table-column">
      <style:table-column-properties style:column-width="8.743cm" style:use-optimal-column-width="false"/>
    </style:style>
    <style:style style:name="co11" style:family="table-column">
      <style:table-column-properties style:column-width="2.283cm" style:use-optimal-column-width="false"/>
    </style:style>
    <style:style style:name="co12" style:family="table-column">
      <style:table-column-properties style:column-width="38.062cm" style:use-optimal-column-width="false"/>
    </style:style>
    <style:style style:name="ro1" style:family="table-row">
      <style:table-row-properties style:row-height="1.982cm" style:use-optimal-row-height="false"/>
    </style:style>
    <style:style style:name="ro2" style:family="table-row">
      <style:table-row-properties style:row-height="1.132cm" style:use-optimal-row-height="false"/>
    </style:style>
    <style:style style:name="ro3" style:family="table-row">
      <style:table-row-properties style:row-height="1.985cm" style:use-optimal-row-height="false"/>
    </style:style>
    <style:style style:name="ro4" style:family="table-row">
      <style:table-row-properties style:row-height="1.112cm" style:use-optimal-row-height="false"/>
    </style:style>
    <style:style style:name="ro5" style:family="table-row">
      <style:table-row-properties style:row-height="1.948cm" style:use-optimal-row-height="false"/>
    </style:style>
    <style:style style:name="ro6" style:family="table-row">
      <style:table-row-properties style:row-height="1.954cm" style:use-optimal-row-height="false"/>
    </style:style>
    <style:style style:name="ro7" style:family="table-row">
      <style:table-row-properties style:row-height="1.995cm" style:use-optimal-row-height="false"/>
    </style:style>
    <style:style style:name="ro8" style:family="table-row">
      <style:table-row-properties style:row-height="4.983cm" style:use-optimal-row-height="false"/>
    </style:style>
    <style:style style:name="ro9" style:family="table-row">
      <style:table-row-properties style:row-height="1.199cm" style:use-optimal-row-height="false"/>
    </style:style>
    <style:style style:name="ro10" style:family="table-row">
      <style:table-row-properties style:row-height="2.1cm" style:use-optimal-row-height="false"/>
    </style:style>
    <style:style style:name="ro11" style:family="table-row">
      <style:table-row-properties style:row-height="2.103cm" style:use-optimal-row-height="false"/>
    </style:style>
    <style:style style:name="ce1" style:family="table-cell">
      <loext:graphic-properties draw:fill="none" draw:textarea-vertical-align="middle"/>
      <style:paragraph-properties fo:text-align="center" fo:border="0.74pt solid #000000"/>
      <style:text-properties fo:font-size="20pt" style:font-size-asian="20pt" style:font-size-complex="20pt"/>
    </style:style>
    <style:style style:name="ce2" style:family="table-cell">
      <loext:graphic-properties draw:fill="none" draw:textarea-vertical-align="middle"/>
      <style:paragraph-properties fo:text-align="start" fo:border="0.74pt solid #000000"/>
      <style:text-properties fo:font-size="20pt" style:font-size-asian="20pt" style:font-size-complex="20pt"/>
    </style:style>
    <style:style style:name="ce3" style:family="table-cell">
      <loext:graphic-properties draw:fill="none" draw:fill-color="#000000" draw:textarea-vertical-align="middle"/>
      <style:paragraph-properties fo:text-align="center" fo:border="0.74pt solid #000000"/>
      <style:text-properties fo:font-size="20pt" fo:font-weight="bold" style:font-size-asian="20pt" style:font-weight-asian="bold" style:font-size-complex="20pt" style:font-weight-complex="bold"/>
    </style:style>
    <style:style style:name="ce4" style:family="table-cell">
      <loext:graphic-properties draw:fill="none" draw:fill-color="#000000" draw:textarea-vertical-align="middle"/>
      <style:paragraph-properties fo:text-align="center" fo:border="0.74pt solid #000000"/>
      <style:text-properties fo:font-size="20pt" style:font-size-asian="20pt" style:font-size-complex="20pt"/>
    </style:style>
    <style:style style:name="ce5" style:family="table-cell">
      <loext:graphic-properties draw:fill="none" draw:fill-color="#000000" draw:textarea-vertical-align="middle"/>
      <style:paragraph-properties fo:text-align="start" fo:border="0.74pt solid #000000"/>
      <style:text-properties fo:font-size="20pt" style:font-size-asian="20pt" style:font-size-complex="20pt"/>
    </style:style>
    <style:style style:name="ce6" style:family="table-cell">
      <loext:graphic-properties draw:fill="none" draw:textarea-vertical-align="middle"/>
      <style:paragraph-properties fo:text-align="center" fo:border="0.74pt solid #000000"/>
      <style:text-properties fo:font-size="20pt" fo:font-weight="bold" style:font-size-asian="20pt" style:font-weight-asian="bold" style:font-size-complex="20pt" style:font-weight-complex="bold"/>
    </style:style>
    <style:style style:name="P1" style:family="paragraph">
      <style:paragraph-properties fo:text-align="center"/>
    </style:style>
    <style:style style:name="P2" style:family="paragraph">
      <style:paragraph-properties fo:text-align="start"/>
      <style:text-properties fo:font-size="20pt" style:font-size-asian="20pt" style:font-size-complex="20pt"/>
    </style:style>
    <style:style style:name="P3" style:family="paragraph">
      <style:paragraph-properties fo:text-align="center"/>
      <style:text-properties fo:font-size="20pt" style:font-size-asian="20pt" style:font-size-complex="20pt"/>
    </style:style>
    <style:style style:name="P4" style:family="paragraph">
      <loext:graphic-properties draw:fill="none" draw:fill-color="#ffffff"/>
      <style:paragraph-properties style:writing-mode="lr-tb"/>
      <style:text-properties fo:font-weight="bold" style:font-weight-asian="bold" style:font-weight-complex="bold"/>
    </style:style>
    <style:style style:name="P5" style:family="paragraph">
      <style:paragraph-properties fo:text-align="center"/>
      <style:text-properties fo:font-size="20pt" fo:font-weight="bold" style:font-size-asian="20pt" style:font-weight-asian="bold" style:font-size-complex="20pt" style:font-weight-complex="bold"/>
    </style:style>
    <style:style style:name="P6" style:family="paragraph">
      <loext:graphic-properties draw:fill="none" draw:fill-color="#ffffff"/>
      <style:paragraph-properties style:writing-mode="lr-tb"/>
      <style:text-properties fo:font-style="italic" style:font-style-asian="italic" style:font-style-complex="italic"/>
    </style:style>
    <style:style style:name="T1" style:family="text">
      <style:text-properties fo:font-size="20pt" style:font-size-asian="20pt" style:font-size-complex="20pt"/>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frame draw:style-name="standard" draw:layer="layout" svg:width="17.384cm" svg:height="7.08cm" svg:x="0.137cm" svg:y="5.426cm">
                <table:table table:template-name="default" table:use-first-row-styles="true" table:use-banding-rows-styles="true">
                  <table:table-column table:style-name="co1"/>
                  <table:table-column table:style-name="co2"/>
                  <table:table-row table:style-name="ro1">
                    <table:table-cell table:style-name="ce1">
                      <text:p text:style-name="P1"><text:span text:style-name="T1">L-1</text:span></text:p>
                    </table:table-cell>
                    <table:table-cell table:style-name="ce2">
                      <text:p text:style-name="P2"><text:span text:style-name="T1">Loss of life or injury to friendly or neutral people</text:span></text:p>
                    </table:table-cell>
                  </table:table-row>
                  <table:table-row table:style-name="ro1">
                    <table:table-cell table:style-name="ce1">
                      <text:p text:style-name="P3"><text:span text:style-name="T1">L-2</text:span></text:p>
                    </table:table-cell>
                    <table:table-cell table:style-name="ce2">
                      <text:p text:style-name="P2"><text:span text:style-name="T1">Significant damage to friendly or neutral objects</text:span></text:p>
                    </table:table-cell>
                  </table:table-row>
                  <table:table-row table:style-name="ro2">
                    <table:table-cell table:style-name="ce1">
                      <text:p text:style-name="P3"><text:span text:style-name="T1">L-3</text:span></text:p>
                    </table:table-cell>
                    <table:table-cell table:style-name="ce2">
                      <text:p text:style-name="P2"><text:span text:style-name="T1">Unable to destroy assigned targets</text:span></text:p>
                    </table:table-cell>
                  </table:table-row>
                  <table:table-row table:style-name="ro3">
                    <table:table-cell table:style-name="ce1">
                      <text:p text:style-name="P3"><text:span text:style-name="T1">L-4</text:span></text:p>
                    </table:table-cell>
                    <table:table-cell table:style-name="ce2">
                      <text:p text:style-name="P2"><text:span text:style-name="T1">Unable to decoy hostile air defenses when required</text:span></text:p>
                    </table:table-cell>
                  </table:table-row>
                </table:table>
                <draw:image xlink:href="Pictures/TablePreview1.svm" xlink:type="simple" xlink:show="embed" xlink:actuate="onLoad"/>
              </draw:frame>
              <draw:frame draw:style-name="gr1" draw:text-style-name="P4" draw:layer="layout" svg:width="7.874cm" svg:height="1.063cm" svg:x="4.948cm" svg:y="12.538cm">
                <draw:text-box>
                  <text:p><text:span text:style-name="T2">B: Unacceptable Losses</text:span></text:p>
                </draw:text-box>
              </draw:frame>
            </draw:g>
            <draw:g>
              <draw:frame draw:style-name="standard" draw:layer="layout" svg:width="31.528cm" svg:height="11.133cm" svg:x="18.156cm" svg:y="1.408cm">
                <table:table table:template-name="default" table:use-first-row-styles="true" table:use-banding-rows-styles="true">
                  <table:table-column table:style-name="co3"/>
                  <table:table-column table:style-name="co4"/>
                  <table:table-column table:style-name="co5"/>
                  <table:table-row table:style-name="ro4" table:default-cell-style-name="ce3">
                    <table:table-cell>
                      <text:p text:style-name="P1"><text:span text:style-name="T3">#</text:span></text:p>
                    </table:table-cell>
                    <table:table-cell>
                      <text:p text:style-name="P5"><text:span text:style-name="T3">Hazard</text:span></text:p>
                    </table:table-cell>
                    <table:table-cell>
                      <text:p text:style-name="P5"><text:span text:style-name="T3">Loss</text:span></text:p>
                    </table:table-cell>
                  </table:table-row>
                  <table:table-row table:style-name="ro4" table:default-cell-style-name="ce5">
                    <table:table-cell table:style-name="ce4">
                      <text:p text:style-name="P3"><text:span text:style-name="T1">H-1</text:span></text:p>
                    </table:table-cell>
                    <table:table-cell>
                      <text:p text:style-name="P2"><text:span text:style-name="T1">MQ-99 targets friendly or neutral objects or personnel</text:span></text:p>
                    </table:table-cell>
                    <table:table-cell>
                      <text:p text:style-name="P2"><text:span text:style-name="T1">L-1, L-2</text:span></text:p>
                    </table:table-cell>
                  </table:table-row>
                  <table:table-row table:style-name="ro5" table:default-cell-style-name="ce5">
                    <table:table-cell table:style-name="ce4">
                      <text:p text:style-name="P3"><text:span text:style-name="T1">H-2</text:span></text:p>
                    </table:table-cell>
                    <table:table-cell>
                      <text:p text:style-name="P2"><text:span text:style-name="T1">MQ-99 employs weapons too close to friendly or neutral objects or personnel</text:span></text:p>
                    </table:table-cell>
                    <table:table-cell>
                      <text:p text:style-name="P2"><text:span text:style-name="T1">L-1, L-2</text:span></text:p>
                    </table:table-cell>
                  </table:table-row>
                  <table:table-row table:style-name="ro4" table:default-cell-style-name="ce5">
                    <table:table-cell table:style-name="ce4">
                      <text:p text:style-name="P3"><text:span text:style-name="T1">H-3</text:span></text:p>
                    </table:table-cell>
                    <table:table-cell>
                      <text:p text:style-name="P2"><text:span text:style-name="T1">MQ-99 does not successfully destroy assigned targets</text:span></text:p>
                    </table:table-cell>
                    <table:table-cell>
                      <text:p text:style-name="P2"><text:span text:style-name="T1">L-3</text:span></text:p>
                    </table:table-cell>
                  </table:table-row>
                  <table:table-row table:style-name="ro5" table:default-cell-style-name="ce5">
                    <table:table-cell table:style-name="ce4">
                      <text:p text:style-name="P3"><text:span text:style-name="T1">H-4</text:span></text:p>
                    </table:table-cell>
                    <table:table-cell>
                      <text:p text:style-name="P2"><text:span text:style-name="T1">MQ-99 does not fly required profile to stimulate desired hostile defense response</text:span></text:p>
                    </table:table-cell>
                    <table:table-cell>
                      <text:p text:style-name="P2"><text:span text:style-name="T1">L-4</text:span></text:p>
                    </table:table-cell>
                  </table:table-row>
                  <table:table-row table:style-name="ro5" table:default-cell-style-name="ce5">
                    <table:table-cell table:style-name="ce4">
                      <text:p text:style-name="P3"><text:span text:style-name="T1">H-5</text:span></text:p>
                    </table:table-cell>
                    <table:table-cell>
                      <text:p text:style-name="P2"><text:span text:style-name="T1">MQ-99 operates outside of established operational envelope</text:span></text:p>
                    </table:table-cell>
                    <table:table-cell>
                      <text:p text:style-name="P2"><text:span text:style-name="T1">L-1, L-2, L-3, L-4</text:span></text:p>
                    </table:table-cell>
                  </table:table-row>
                  <table:table-row table:style-name="ro6" table:default-cell-style-name="ce5">
                    <table:table-cell table:style-name="ce4">
                      <text:p text:style-name="P3"><text:span text:style-name="T1">H-6</text:span></text:p>
                    </table:table-cell>
                    <table:table-cell>
                      <text:p text:style-name="P2"><text:span text:style-name="T1">MQ-99 presents electrical, chemical, or kinetic hazards to friendly personnel or objects in the immediate vicinity</text:span></text:p>
                    </table:table-cell>
                    <table:table-cell>
                      <text:p text:style-name="P2"><text:span text:style-name="T1">L-1, L-2</text:span></text:p>
                    </table:table-cell>
                  </table:table-row>
                </table:table>
                <draw:image xlink:href="Pictures/TablePreview2.svm" xlink:type="simple" xlink:show="embed" xlink:actuate="onLoad"/>
              </draw:frame>
              <draw:frame draw:style-name="gr2" draw:text-style-name="P4" draw:layer="layout" svg:width="6.148cm" svg:height="1.191cm" svg:x="30.846cm" svg:y="12.54cm">
                <draw:text-box>
                  <text:p><text:span text:style-name="T2">C: MQ-99 Hazards</text:span></text:p>
                </draw:text-box>
              </draw:frame>
            </draw:g>
            <draw:g>
              <draw:frame draw:style-name="standard" draw:layer="layout" svg:width="49.391cm" svg:height="6.977cm" svg:x="0.292cm" svg:y="13.854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7" table:default-cell-style-name="ce6">
                    <table:table-cell>
                      <text:p text:style-name="P1"><text:span text:style-name="T3">Control Action</text:span></text:p>
                    </table:table-cell>
                    <table:table-cell>
                      <text:p text:style-name="P5"><text:span text:style-name="T3">Not providing causes hazard</text:span></text:p>
                    </table:table-cell>
                    <table:table-cell>
                      <text:p text:style-name="P5"><text:span text:style-name="T3">Providing causes hazard</text:span></text:p>
                    </table:table-cell>
                    <table:table-cell>
                      <text:p text:style-name="P5"><text:span text:style-name="T3">Too early, too late, or out of order</text:span></text:p>
                    </table:table-cell>
                    <table:table-cell>
                      <text:p text:style-name="P5"><text:span text:style-name="T3">Stopped at wrong time</text:span></text:p>
                    </table:table-cell>
                  </table:table-row>
                  <table:table-row table:style-name="ro8" table:default-cell-style-name="ce2">
                    <table:table-cell table:style-name="ce1">
                      <text:p text:style-name="P3"><text:span text:style-name="T1">release</text:span></text:p>
                    </table:table-cell>
                    <table:table-cell>
                      <text:p text:style-name="P2"><text:span text:style-name="T1">HCA-310: without a release command, weapon cannot be employed [H-3]</text:span></text:p>
                    </table:table-cell>
                    <table:table-cell>
                      <text:p text:style-name="P2"><text:span text:style-name="T1">HCA-311: Providing a release command to weapon when not intended could result in unintended damage or injury [H-2, H-6]</text:span></text:p>
                    </table:table-cell>
                    <table:table-cell>
                      <text:p text:style-name="P2"><text:span text:style-name="T1">HCA-312: Providing a release command to weapon before arm command could prevent successful weapons employment [H-3]</text:span></text:p>
                    </table:table-cell>
                    <table:table-cell>
                      <text:p text:style-name="P2"><text:span text:style-name="T1">HCA-313: A partial release command sent to weapon could result in a hung weapon and unsuccessful weapon employment {H-3]</text:span></text:p>
                    </table:table-cell>
                  </table:table-row>
                </table:table>
                <draw:image xlink:href="Pictures/TablePreview3.svm" xlink:type="simple" xlink:show="embed" xlink:actuate="onLoad"/>
              </draw:frame>
              <draw:frame draw:style-name="gr3" draw:text-style-name="P4" draw:layer="layout" svg:width="18.583cm" svg:height="0.962cm" svg:x="15.696cm" svg:y="20.851cm">
                <draw:text-box>
                  <text:p><text:span text:style-name="T2">D: Hazardous Control Action Analysis for </text:span><text:span text:style-name="T4">release</text:span><text:span text:style-name="T2"> Command</text:span></text:p>
                </draw:text-box>
              </draw:frame>
            </draw:g>
          </draw:g>
          <draw:g>
            <draw:frame draw:style-name="standard" draw:layer="layout" svg:width="40.344cm" svg:height="10.197cm" svg:x="4.454cm" svg:y="22.097cm">
              <table:table table:template-name="default" table:use-first-row-styles="true" table:use-banding-rows-styles="true">
                <table:table-column table:style-name="co11"/>
                <table:table-column table:style-name="co12"/>
                <table:table-row table:style-name="ro9" table:default-cell-style-name="ce6">
                  <table:table-cell>
                    <text:p text:style-name="P1"><text:span text:style-name="T3">#</text:span></text:p>
                  </table:table-cell>
                  <table:table-cell>
                    <text:p text:style-name="P5"><text:span text:style-name="T3">Security Constraint</text:span></text:p>
                  </table:table-cell>
                </table:table-row>
                <table:table-row table:style-name="ro9">
                  <table:table-cell table:style-name="ce1">
                    <text:p text:style-name="P3"><text:span text:style-name="T1">SC-1</text:span></text:p>
                  </table:table-cell>
                  <table:table-cell table:style-name="ce2">
                    <text:p text:style-name="P2"><text:span text:style-name="T1">The MQ-99 will only target hostile objects or personnel</text:span></text:p>
                  </table:table-cell>
                </table:table-row>
                <table:table-row table:style-name="ro9">
                  <table:table-cell table:style-name="ce1">
                    <text:p text:style-name="P3"><text:span text:style-name="T1">SC-2</text:span></text:p>
                  </table:table-cell>
                  <table:table-cell table:style-name="ce2">
                    <text:p text:style-name="P2"><text:span text:style-name="T1">The MQ-99 will prevent unacceptable collateral damage to friendly or neutral objects or personnel</text:span></text:p>
                  </table:table-cell>
                </table:table-row>
                <table:table-row table:style-name="ro9">
                  <table:table-cell table:style-name="ce1">
                    <text:p text:style-name="P3"><text:span text:style-name="T1">SC-3</text:span></text:p>
                  </table:table-cell>
                  <table:table-cell table:style-name="ce2">
                    <text:p text:style-name="P2"><text:span text:style-name="T1">The MQ-99 must successfully destroy assigned targets</text:span></text:p>
                  </table:table-cell>
                </table:table-row>
                <table:table-row table:style-name="ro10">
                  <table:table-cell table:style-name="ce1">
                    <text:p text:style-name="P3"><text:span text:style-name="T1">SC-4</text:span></text:p>
                  </table:table-cell>
                  <table:table-cell table:style-name="ce2">
                    <text:p text:style-name="P2"><text:span text:style-name="T1">The MQ-99 must execute the required profile as directed by warfighters in accordance with CONOPS and mission timelines</text:span></text:p>
                  </table:table-cell>
                </table:table-row>
                <table:table-row table:style-name="ro9">
                  <table:table-cell table:style-name="ce1">
                    <text:p text:style-name="P3"><text:span text:style-name="T1">SC-5</text:span></text:p>
                  </table:table-cell>
                  <table:table-cell table:style-name="ce2">
                    <text:p text:style-name="P2"><text:span text:style-name="T1">The MQ-99 will only operate inside the established operational envelope</text:span></text:p>
                  </table:table-cell>
                </table:table-row>
                <table:table-row table:style-name="ro11">
                  <table:table-cell table:style-name="ce1">
                    <text:p text:style-name="P3"><text:span text:style-name="T1">SC-6</text:span></text:p>
                  </table:table-cell>
                  <table:table-cell table:style-name="ce2">
                    <text:p text:style-name="P2"><text:span text:style-name="T1">The MQ-99 will not present electrical, chemical, or kinetic hazards to friendly personnel or objects in the vehicle’s immediate vicinity</text:span></text:p>
                  </table:table-cell>
                </table:table-row>
              </table:table>
              <draw:image xlink:href="Pictures/TablePreview4.svm" xlink:type="simple" xlink:show="embed" xlink:actuate="onLoad"/>
            </draw:frame>
            <draw:frame draw:style-name="gr4" draw:text-style-name="P4" draw:layer="layout" svg:width="13.934cm" svg:height="0.962cm" svg:x="17.43cm" svg:y="32.29cm">
              <draw:text-box>
                <text:p><text:span text:style-name="T2">E: MQ-99 System-Level Security Constraints</text:span></text:p>
              </draw:text-box>
            </draw:frame>
          </draw:g>
          <draw:g>
            <draw:frame draw:style-name="gr5" draw:text-style-name="P6" draw:layer="layout" svg:width="17.637cm" svg:height="4.236cm" svg:x="0cm" svg:y="0.186cm">
              <draw:text-box>
                <text:p><text:span text:style-name="T5">The MQ-99 is a system to destroy hostile ground and air targets and decoy hostile defenses. It does so by means of loading, transiting, and employing ordnance. It contributes to counterair and counterland air operations.</text:span></text:p>
              </draw:text-box>
            </draw:frame>
            <draw:frame draw:style-name="gr6" draw:text-style-name="P4" draw:layer="layout" svg:width="12.61cm" svg:height="0.962cm" svg:x="2.513cm" svg:y="4.448cm">
              <draw:text-box>
                <text:p><text:span text:style-name="T2">A: Mission Activity System Description</text:span></text:p>
              </draw:text-box>
            </draw:frame>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49.809cm" fo:page-height="33.32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9T17:03:17.632518299</meta:creation-date>
    <dc:date>2023-04-09T21:12:19.661343876</dc:date>
    <meta:editing-duration>PT36M31S</meta:editing-duration>
    <meta:editing-cycles>10</meta:editing-cycles>
    <meta:generator>LibreOffice/6.4.7.2$Linux_X86_64 LibreOffice_project/40$Build-2</meta:generator>
    <meta:document-statistic meta:object-count="17"/>
  </office:meta>
</office:document-meta>
</file>